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L1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"><text:a xlink:type="simple" xlink:href="#__RefHeading__121_1097964943" text:style-name="Internet_20_link" text:visited-style-name="Internet_20_link">1. </text:a>CPP- Operator Overloading<text:tab/>1</text:p>
          <text:p text:style-name="P2"><text:a xlink:type="simple" xlink:href="#__RefHeading__1135_1369857052" text:style-name="Internet_20_link" text:visited-style-name="Internet_20_link">1.1. </text:a>Aufgabe: argc-complex <text:tab/>1</text:p>
        </text:index-body>
      </text:table-of-content>
      <text:h text:style-name="Heading_20_1" text:outline-level="1" text:restart-numbering="true" text:start-value="-1"><text:bookmark-start text:name="__RefHeading__121_1097964943"/>CPP- Operator Overloading<text:bookmark-end text:name="__RefHeading__121_1097964943"/></text:h>
      <text:p text:style-name="Text_20_body"/>
      <text:h text:style-name="Heading_20_2" text:outline-level="2"><text:bookmark-start text:name="__RefHeading__1135_1369857052"/>Aufgabe: argc-complex <text:bookmark-end text:name="__RefHeading__1135_1369857052"/></text:h>
      <text:list xml:id="list6685081987174265779" text:style-name="L1">
        <text:list-item>
          <text:p text:style-name="P3">Erstellen Sie die Klasse Complex (complex.h, complex.cpp) und</text:p>
        </text:list-item>
        <text:list-item>
          <text:p text:style-name="P3">Erstellen Sie ein Testprogramm, das auf folgende Weise aufgerufen werden kann: <text:span text:style-name="T2">./argc-complex.exe 3.0+4.0i + 7.0+2.0i</text:span><text:line-break/><text:line-break/>oder, wenn Leerzeichen verwendet werden<text:line-break/><text:span text:style-name="T2">./argc-complex.exe "3.0 + 4.0i" + "7.0 + 2.0i"</text:span><text:line-break/></text:p>
        </text:list-item>
        <text:list-item>
          <text:p text:style-name="P3">folgende Operatoren sollen verwendet werden können: <text:span text:style-name="T2">+, - , *, /</text:span><text:line-break/><text:line-break/></text:p>
        </text:list-item>
        <text:list-item>
          <text:p text:style-name="P3">(*) Zusatz: zudem sollen folgende Aufrufe möglich sein:<text:line-break/>./argc-complex.exe Re(3.0+4.0i)<text:line-break/>./argc-complex.exe Im(3.0+4.0i)<text:line-break/>./argc-complex.exe Conj(3.0+4.0i)<text:line-break/>./argc-complex.exe Betrag(3.0+4.0i)<text:line-break/><text:line-break/>Beachte: Auch hier soll, wenn ein Leerzeichen im Argument enthalten ist, das "-Zeichen verwendet werden.<text:line-break/><text:line-break/>./argc-complex.exe "Betrag( 3.0 + 4.0i )"<text:line-break/></text:p>
        </text:list-item>
      </text:list>
      <text:p text:style-name="code"><text:span text:style-name="Citation"><text:span text:style-name="T1"><text:s/>Beispiel der Ausgabe, wenn</text:span></text:span></text:p>
      <text:p text:style-name="code"><text:span text:style-name="Citation"><text:span text:style-name="T1"><text:s/>a <text:s text:c="11"/>= 5.0 + 6.0i</text:span></text:span></text:p>
      <text:p text:style-name="code"><text:span text:style-name="Citation"><text:span text:style-name="T1"><text:s/>b <text:s text:c="11"/>= -3.0 + 4.0i<text:line-break/></text:span></text:span></text:p>
      <text:p text:style-name="code"><text:span text:style-name="Citation"><text:span text:style-name="T1"><text:s/>Re(a) <text:s text:c="7"/>= 5.0</text:span></text:span></text:p>
      <text:p text:style-name="code"><text:span text:style-name="Citation"><text:span text:style-name="T1"><text:s/>Im(a) <text:s text:c="7"/>= 6.0</text:span></text:span></text:p>
      <text:p text:style-name="code"><text:span text:style-name="Citation"><text:span text:style-name="T1"><text:s/>b + a <text:s text:c="7"/>= 2.0 + 10.0i</text:span></text:span></text:p>
      <text:p text:style-name="code"><text:span text:style-name="Citation"><text:span text:style-name="T1"><text:s/>a - b <text:s text:c="7"/>= 8.0 + 2.0i</text:span></text:span></text:p>
      <text:p text:style-name="code"><text:span text:style-name="Citation"><text:span text:style-name="T1"><text:s/>a * b <text:s text:c="7"/>= -39.0 + 2.0i</text:span></text:span></text:p>
      <text:p text:style-name="code"><text:span text:style-name="Citation"><text:span text:style-name="T1"><text:s/>b * a <text:s text:c="7"/>= -39.0 + 2.0i</text:span></text:span></text:p>
      <text:p text:style-name="code"><text:span text:style-name="Citation"><text:span text:style-name="T1"><text:s/>a / b <text:s text:c="7"/>= 0.36 - 1.52i</text:span></text:span></text:p>
      <text:p text:style-name="code"><text:span text:style-name="Citation"><text:span text:style-name="T1"><text:s/>(a / b) * b <text:s/>= 5.0 + 6.0i</text:span></text:span></text:p>
      <text:p text:style-name="code"><text:span text:style-name="Citation"><text:span text:style-name="T1"><text:s/>Conj(a) <text:s text:c="5"/>= 5.0 - 6.0i</text:span></text:span></text:p>
      <text:p text:style-name="code"><text:span text:style-name="Citation"><text:span text:style-name="T1"><text:s/>Betrag(a) <text:s text:c="3"/>= 7.810249675906654</text:span></text:span></text:p>
      <text:p text:style-name="Text_20_body"/>
      <text:p text:style-name="Text_20_body"><text:span text:style-name="Citation"><text:span text:style-name="T1">Hinweis: </text:span></text:span><text:a xlink:type="simple" xlink:href="http://de.wikipedia.org/wiki/Komplexe_Zahl"><text:span text:style-name="Citation"><text:span text:style-name="T1">http://de.wikipedia.org/wiki/Komplexe_Zahl</text:span></text:span></text:a><text:span text:style-name="Citation"><text:span text:style-name="T1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style:paragraph-properties style:page-number="auto" fo:background-color="#ffffff" fo:padding="0.049cm" fo:border="0.06pt solid #993366" style:shadow="none">
        <style:background-image/>
      </style:paragraph-properties>
      <style:text-properties style:font-name="Courier New" fo:font-size="10pt" fo:font-weight="bold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margin-top="0cm" fo:margin-bottom="0cm" style:contextual-spacing="false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margin-top="0cm" fo:margin-bottom="0cm" style:contextual-spacing="false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Example" style:family="text">
      <style:text-properties style:font-name="Courier New2" style:font-name-asian="Courier New2" style:font-name-complex="Courier New2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AB-04-CPP-OP-OVERLOAD-complex</text:file-name><text:tab/>Arbeitsunterlage</text:p>
      </style:header>
      <style:footer>
        <text:p text:style-name="Footer">Informatik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creation-date>2012-09-26T12:04:53</meta:creation-date>
    <meta:editing-cycles>7</meta:editing-cycles>
    <meta:editing-duration>PT57M41S</meta:editing-duration>
    <meta:initial-creator>Anton Hofmann</meta:initial-creator>
    <dc:date>2014-09-13T00:57:22.843640651</dc:date>
    <dc:creator>hofmann </dc:creator>
    <meta:document-statistic meta:table-count="0" meta:image-count="0" meta:object-count="0" meta:page-count="1" meta:paragraph-count="25" meta:word-count="184" meta:character-count="1276" meta:non-whitespace-character-count="1016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htl/ab/meineVorlagen/arbeitsunterlage.ott" meta:date="2012-09-26T12:04:53"/>
  </office:meta>
</office:document-meta>
</file>